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875cm" svg:height="0.775cm" draw:transform="rotate (-1.97274565352919) translate (6.6795945699244cm 3.40719024816149cm)" svg:viewBox="0 0 4876 776" svg:d="M72 658c332 3 1499 108 2218 117 721 9 2063-69 2482-51 127 5 174-661-71-665-245-3-1156 154-1994 164-837 9-2155-189-2564-223-143-12-200 656-71 658z">
          <text:p/>
        </draw:path>
        <draw:path draw:style-name="gr1" draw:text-style-name="P1" draw:layer="layout" svg:width="2.86cm" svg:height="1.793cm" draw:transform="skewX (0.000698131700797767) rotate (-1.29503430497979) translate (4.9211917449375cm 2.9870624931754cm)" svg:viewBox="0 0 2861 1794" svg:d="M366 1794c313 3 825-153 1350-401 526-247 787-506 1112-752 170-130-376-761-545-621-449 374-455 403-866 621-412 219-1062 385-1305 371-243-13-61 779 254 782z">
          <text:p/>
        </draw:path>
        <draw:path draw:style-name="gr1" draw:text-style-name="P1" draw:layer="layout" svg:width="0.903cm" svg:height="0.66cm" draw:transform="skewX (0.00122173047639607) rotate (-2.15652882376419) translate (4.1097069715421cm 3.418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3cm" svg:height="0.661cm" draw:transform="rotate (-2.15757602131539) translate (6.8526577737705cm 3.1994484371656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608) rotate (-2.15652882376419) translate (4.9688736382088cm 7.4633621593124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rotate (-2.15687788961459) translate (4.63545781206571cm 2.21762810846251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skewX (0.00122173047639599) rotate (-2.1556561591382) translate (6.4024573185943cm 2.0806291664946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22:03:15.971000000</dc:date>
    <meta:editing-duration>PT2M49S</meta:editing-duration>
    <meta:editing-cycles>3</meta:editing-cycles>
    <meta:generator>LibreOffice/24.2.4.2$Windows_X86_64 LibreOffice_project/51a6219feb6075d9a4c46691dcfe0cd9c4fff3c2</meta:generator>
    <meta:document-statistic meta:object-count="7"/>
  </office:meta>
</office:document-meta>
</file>